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95e" officeooo:paragraph-rsid="000079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aasdkvjkbguytf</text:p>
      <text:p text:style-name="P1">tfuguhik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2-12T13:14:20.477000000</dc:date>
    <meta:editing-duration>PT15S</meta:editing-duration>
    <meta:editing-cycles>1</meta:editing-cycles>
    <meta:document-statistic meta:table-count="0" meta:image-count="0" meta:object-count="0" meta:page-count="1" meta:paragraph-count="2" meta:word-count="2" meta:character-count="24" meta:non-whitespace-character-count="24"/>
  </office:meta>
</office:document-meta>
</file>